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 loext:opacity="0%" style:font-name="Liberation Sans1" fo:font-size="9pt" fo:font-weight="normal" officeooo:paragraph-rsid="00187440" style:font-size-asian="9pt" style:font-weight-asian="normal" style:font-size-complex="9pt" style:font-weight-complex="normal"/>
    </style:style>
    <style:style style:name="P2" style:family="paragraph" style:parent-style-name="Heading_20_2">
      <style:text-properties fo:color="#2a6099" loext:opacity="100%" fo:font-size="9pt" style:font-size-asian="9pt" style:font-size-complex="9pt"/>
    </style:style>
    <style:style style:name="P3" style:family="paragraph" style:parent-style-name="Standard">
      <style:text-properties officeooo:rsid="00187440" officeooo:paragraph-rsid="00187440"/>
    </style:style>
    <style:style style:name="P4" style:family="paragraph" style:parent-style-name="Standard">
      <style:text-properties fo:font-size="9pt" officeooo:rsid="00187440" officeooo:paragraph-rsid="00187440" style:font-size-asian="9pt" style:font-size-complex="9pt"/>
    </style:style>
    <style:style style:name="P5" style:family="paragraph" style:parent-style-name="Standard">
      <style:text-properties fo:color="#2a6099" loext:opacity="100%" style:font-name="Arial1" fo:font-size="8pt" fo:font-weight="bold" officeooo:paragraph-rsid="0018da21" style:font-size-asian="8pt" style:font-weight-asian="bold" style:font-size-complex="8pt" style:font-weight-complex="bold"/>
    </style:style>
    <style:style style:name="P6" style:family="paragraph" style:parent-style-name="Standard">
      <style:text-properties fo:color="#2a6099" loext:opacity="100%" fo:font-size="9pt" officeooo:rsid="003138f2" officeooo:paragraph-rsid="001995d9" style:font-size-asian="9pt" style:font-size-complex="9pt"/>
    </style:style>
    <style:style style:name="P7" style:family="paragraph" style:parent-style-name="Standard">
      <style:paragraph-properties fo:text-align="start" style:justify-single-word="false" style:writing-mode="lr-tb"/>
      <style:text-properties fo:color="#2a6099" loext:opacity="100%" fo:font-size="9pt" officeooo:paragraph-rsid="001b99fb" style:font-size-asian="9pt" style:font-size-complex="9pt"/>
    </style:style>
    <style:style style:name="P8" style:family="paragraph" style:parent-style-name="Standard">
      <style:text-properties style:use-window-font-color="true" loext:opacity="0%" style:font-name="Liberation Sans1" fo:font-size="9pt" fo:font-weight="normal" officeooo:rsid="002e2577" officeooo:paragraph-rsid="00187440" style:font-size-asian="9pt" style:font-weight-asian="normal" style:font-size-complex="9pt" style:font-weight-complex="normal"/>
    </style:style>
    <style:style style:name="P9" style:family="paragraph" style:parent-style-name="Standard">
      <style:text-properties style:use-window-font-color="true" loext:opacity="0%" style:font-name="Liberation Sans1" fo:font-size="9pt" fo:font-weight="normal" officeooo:paragraph-rsid="00187440" style:font-size-asian="9pt" style:font-weight-asian="normal" style:font-size-complex="9pt" style:font-weight-complex="normal"/>
    </style:style>
    <style:style style:name="P10" style:family="paragraph" style:parent-style-name="Standard">
      <style:text-properties style:use-window-font-color="true" loext:opacity="0%" style:font-name="Liberation Sans1" fo:font-size="9pt" fo:font-weight="normal" officeooo:rsid="00187440" officeooo:paragraph-rsid="00187440" style:font-size-asian="9pt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loext:opacity="0%" fo:font-weight="bold" officeooo:rsid="003138f2" officeooo:paragraph-rsid="001995d9" style:font-weight-asian="bold" style:font-weight-complex="bold"/>
    </style:style>
    <style:style style:name="P12" style:family="paragraph" style:parent-style-name="Standard">
      <style:text-properties style:use-window-font-color="true" loext:opacity="0%" fo:font-size="12pt" fo:font-weight="bold" officeooo:rsid="003138f2" officeooo:paragraph-rsid="001995d9" style:font-size-asian="12pt" style:font-weight-asian="bold" style:font-size-complex="12pt" style:font-weight-complex="bold"/>
    </style:style>
    <style:style style:name="P13" style:family="paragraph" style:parent-style-name="Standard">
      <style:text-properties style:use-window-font-color="true" loext:opacity="0%" fo:font-size="12pt" officeooo:paragraph-rsid="001995d9" style:font-size-asian="12pt" style:font-size-complex="12pt"/>
    </style:style>
    <style:style style:name="P14" style:family="paragraph" style:parent-style-name="Standard">
      <style:text-properties style:use-window-font-color="true" loext:opacity="0%" style:font-name="Arial1" fo:font-size="8pt" fo:font-weight="normal" officeooo:rsid="002b9986" officeooo:paragraph-rsid="0018da21" style:font-size-asian="8pt" style:font-weight-asian="normal" style:font-size-complex="8pt" style:font-weight-complex="normal"/>
    </style:style>
    <style:style style:name="P15" style:family="paragraph" style:parent-style-name="Standard">
      <style:text-properties style:use-window-font-color="true" loext:opacity="0%" style:font-name="Arial1" fo:font-size="8pt" fo:font-weight="normal" officeooo:paragraph-rsid="0018da21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fo:font-size="9pt" fo:font-weight="normal" officeooo:paragraph-rsid="001b99fb" style:font-size-asian="9pt" style:font-weight-asian="normal" style:font-size-complex="9pt" style:font-weight-complex="normal"/>
    </style:style>
    <style:style style:name="P17" style:family="paragraph" style:parent-style-name="Standard">
      <style:text-properties style:use-window-font-color="true" loext:opacity="0%" fo:font-size="9pt" officeooo:paragraph-rsid="001995d9" style:font-size-asian="9pt" style:font-size-complex="9pt"/>
    </style:style>
    <style:style style:name="P18" style:family="paragraph" style:parent-style-name="Standard">
      <style:text-properties style:use-window-font-color="true" loext:opacity="0%" fo:font-size="9pt" officeooo:rsid="003138f2" officeooo:paragraph-rsid="001995d9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officeooo:paragraph-rsid="001b99fb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bbbe3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paragraph-rsid="001bbbe3"/>
    </style:style>
    <style:style style:name="P22" style:family="paragraph" style:parent-style-name="Text_20_body">
      <style:text-properties officeooo:rsid="001b99fb" officeooo:paragraph-rsid="001b99fb"/>
    </style:style>
    <style:style style:name="P23" style:family="paragraph" style:parent-style-name="Text_20_body">
      <style:paragraph-properties fo:margin-top="0cm" fo:margin-bottom="0cm" style:contextual-spacing="false"/>
      <style:text-properties fo:font-size="9pt" officeooo:rsid="001bbbe3" officeooo:paragraph-rsid="001bbbe3" style:font-size-asian="9pt" style:font-size-complex="9pt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2ef4fb"/>
    </style:style>
    <style:style style:name="T2" style:family="text">
      <style:text-properties officeooo:rsid="002c6cd5"/>
    </style:style>
    <style:style style:name="T3" style:family="text">
      <style:text-properties fo:language="fr" fo:country="CH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text-emphasize="none"/>
    </style:style>
    <style:style style:name="T5" style:family="text">
      <style:text-properties style:text-outline="false" style:text-line-through-style="none" style:text-line-through-type="none" style:font-name="Arial" fo:font-style="normal" fo:text-shadow="none" style:text-underline-style="none" style:font-style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7" style:family="text">
      <style:text-properties style:text-outline="false" style:text-line-through-style="none" style:text-line-through-type="none" style:font-name="Arial" fo:font-size="9pt" fo:font-style="normal" fo:text-shadow="none" style:text-underline-style="none" style:font-size-asian="9pt" style:font-style-asian="normal" style:font-size-complex="9pt" style:text-emphasize="none"/>
    </style:style>
    <style:style style:name="T8" style:family="text">
      <style:text-properties style:text-outline="false" style:text-line-through-style="none" style:text-line-through-type="none" style:font-name="Arial" fo:font-size="14pt" fo:font-style="normal" fo:text-shadow="none" style:text-underline-style="none" style:font-size-asian="14pt" style:font-style-asian="normal" style:font-size-complex="14pt" style:text-emphasize="non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loext:opacity="100%" style:font-name="Liberation Sans" fo:font-size="8pt" style:letter-kerning="false" style:font-name-asian="Times New Roman" style:font-size-asian="8pt" style:language-asian="fr" style:country-asian="FR" style:font-name-complex="Liberation Sans2" style:font-size-complex="8pt"/>
    </style:style>
    <style:style style:name="T11" style:family="text">
      <style:text-properties fo:color="#000000" loext:opacity="100%" style:font-name="Arial" fo:font-size="8pt" style:letter-kerning="false" style:font-name-asian="Times New Roman" style:font-size-asian="8pt" style:language-asian="fr" style:country-asian="FR" style:font-name-complex="Arial2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mplissage de db.sqlite3</text:p>
      <text:h text:style-name="Heading_20_2" text:outline-level="2">Batiment</text:h>
      <text:h text:style-name="Heading_20_3" text:outline-level="3">Table batiment_local</text:h>
      <text:p text:style-name="P4">INSERT INTO batiment_local (code,designation) VALUES ('A-301','Zone accueil');</text:p>
      <text:p text:style-name="P4">INSERT INTO batiment_local (code,designation) VALUES ('A-302','Bureau de soins');</text:p>
      <text:p text:style-name="P4">INSERT INTO batiment_local (code,designation) VALUES ('A-303','Séjour 1');</text:p>
      <text:p text:style-name="P4">INSERT INTO batiment_local (code,designation) VALUES ('A-304','Chambre 1');</text:p>
      <text:p text:style-name="P4">INSERT INTO batiment_local (code,designation) VALUES ('A-304wc','WC1');</text:p>
      <text:p text:style-name="P4">INSERT INTO batiment_local (code,designation) VALUES ('A-305','Chambre 2');</text:p>
      <text:p text:style-name="P4">INSERT INTO batiment_local (code,designation) VALUES ('A-305wc','WC2');</text:p>
      <text:p text:style-name="P4">INSERT INTO batiment_local (code,designation) VALUES ('A-306','Chambre 3');</text:p>
      <text:p text:style-name="P4">INSERT INTO batiment_local (code,designation) VALUES ('A-306wc','WC3');</text:p>
      <text:p text:style-name="P4">INSERT INTO batiment_local (code,designation) VALUES ('A-201','Zone accueil');</text:p>
      <text:p text:style-name="P4">INSERT INTO batiment_local (code,designation) VALUES ('A-202','Bureau de soins');</text:p>
      <text:p text:style-name="P4">INSERT INTO batiment_local (code,designation) VALUES ('A-203','Séjour 1');</text:p>
      <text:p text:style-name="P4">INSERT INTO batiment_local (code,designation) VALUES ('A-204','Chambre 1');</text:p>
      <text:p text:style-name="P4">INSERT INTO batiment_local (code,designation) VALUES ('A-204wc','WC1');</text:p>
      <text:p text:style-name="P4">INSERT INTO batiment_local (code,designation) VALUES ('A-205','Chambre 2');</text:p>
      <text:p text:style-name="P4">INSERT INTO batiment_local (code,designation) VALUES ('A-205wc','WC2');</text:p>
      <text:p text:style-name="P4">INSERT INTO batiment_local (code,designation) VALUES ('A-206','Chambre 3');</text:p>
      <text:p text:style-name="P4">INSERT INTO batiment_local (code,designation) VALUES ('A-206wc','WC3');</text:p>
      <text:p text:style-name="P4">INSERT INTO batiment_local (code,designation) VALUES ('A-207','Chambre 4');</text:p>
      <text:p text:style-name="P4">INSERT INTO batiment_local (code,designation) VALUES ('A-207wc','WC4');</text:p>
      <text:p text:style-name="P4">INSERT INTO batiment_local (code,designation) VALUES ('A-101','Zone accueil');</text:p>
      <text:p text:style-name="P4">INSERT INTO batiment_local (code,designation) VALUES ('A-102','Bureau de soins');</text:p>
      <text:p text:style-name="P4">INSERT INTO batiment_local (code,designation) VALUES ('A-103','Séjour 1');</text:p>
      <text:p text:style-name="P4">INSERT INTO batiment_local (code,designation) VALUES ('A-104','Chambre 1');</text:p>
      <text:p text:style-name="P4">INSERT INTO batiment_local (code,designation) VALUES ('A-104wc','WC1');</text:p>
      <text:p text:style-name="P4">INSERT INTO batiment_local (code,designation) VALUES ('A-105','Chambre 2');</text:p>
      <text:p text:style-name="P4">INSERT INTO batiment_local (code,designation) VALUES ('A-105wc','WC2');</text:p>
      <text:p text:style-name="P4">INSERT INTO batiment_local (code,designation) VALUES ('A-106','Chambre 3');</text:p>
      <text:p text:style-name="P4">INSERT INTO batiment_local (code,designation) VALUES ('A-001','Accueil');</text:p>
      <text:p text:style-name="P4">INSERT INTO batiment_local (code,designation) VALUES ('A-002','Secrétariat');</text:p>
      <text:p text:style-name="P4">INSERT INTO batiment_local (code,designation) VALUES ('A-003','Direction ');</text:p>
      <text:p text:style-name="P4">INSERT INTO batiment_local (code,designation) VALUES ('A-004','Comptabilité');</text:p>
      <text:p text:style-name="P4">INSERT INTO batiment_local (code,designation) VALUES ('A-005','Salle de réunion');</text:p>
      <text:p text:style-name="P4">INSERT INTO batiment_local (code,designation) VALUES ('A-006','wc. H');</text:p>
      <text:p text:style-name="P4">INSERT INTO batiment_local (code,designation) VALUES ('A-007','Wc hand.');</text:p>
      <text:p text:style-name="P4">INSERT INTO batiment_local (code,designation) VALUES ('A-008','wc. H');</text:p>
      <text:p text:style-name="P4">INSERT INTO batiment_local (code,designation) VALUES ('A-009','Cuisine chaude');</text:p>
      <text:p text:style-name="P4">INSERT INTO batiment_local (code,designation) VALUES ('A-010','Cuisine diétique');</text:p>
      <text:p text:style-name="P4">INSERT INTO batiment_local (code,designation) VALUES ('A-011','Patisserie');</text:p>
      <text:p text:style-name="P4">INSERT INTO batiment_local (code,designation) VALUES ('A-012','Local dressage');</text:p>
      <text:p text:style-name="P4">INSERT INTO batiment_local (code,designation) VALUES ('A-013','Laverie');</text:p>
      <text:p text:style-name="P4">INSERT INTO batiment_local (code,designation) VALUES ('A-9912','Vestiaires femmes ');</text:p>
      <text:p text:style-name="P4">INSERT INTO batiment_local (code,designation) VALUES ('A-9912a','Vestiaires femmes WC');</text:p>
      <text:p text:style-name="P4">INSERT INTO batiment_local (code,designation) VALUES ('A-9913','Vestiaires hommes');</text:p>
      <text:p text:style-name="P4">INSERT INTO batiment_local (code,designation) VALUES ('A-9913a','Vestiaires hommes WC');</text:p>
      <text:p text:style-name="P4">INSERT INTO batiment_local (code,designation) VALUES ('A-9915','Local nettoyage');</text:p>
      <text:p text:style-name="P3"/>
      <text:h text:style-name="Heading_20_3" text:outline-level="3">Table batiment_etage</text:h>
      <text:p text:style-name="P8">INSERT INTO batiment_etage(numero,designation,batiment_id)VALUES(9,'Sous-sol',1);</text:p>
      <text:p text:style-name="P8">INSERT INTO batiment_etage(numero,designation,batiment_id)VALUES(0,'Rez',1);</text:p>
      <text:p text:style-name="P8">INSERT INTO batiment_etage(numero,designation,batiment_id )VALUES(1,'Etage 1',1);</text:p>
      <text:p text:style-name="P8">INSERT INTO batiment_etage(numero,designation,batiment_id)VALUES(2,'Etage 2',1);</text:p>
      <text:p text:style-name="P8">INSERT INTO batiment_etage(numero,designation,batiment_id)VALUES(3,'Etage 3',1);</text:p>
      <text:p text:style-name="P8"/>
      <text:h text:style-name="P1" text:outline-level="1"><text:soft-page-break/>UPDATE batiment_local set etage_id=1 where code like'%-9%';</text:h>
      <text:p text:style-name="P9">UPDATE batiment_local set etage_id=2 where code like'%-0%';</text:p>
      <text:p text:style-name="P9">UPDATE batiment_local set etage_id=3 where code like'%-1%';</text:p>
      <text:p text:style-name="P9">UPDATE batiment_local set etage_id=4 where code like'%-2%';</text:p>
      <text:p text:style-name="P9">UPDATE batiment_local set etage_id=5 where code like'%-3%';</text:p>
      <text:p text:style-name="P9"/>
      <text:p text:style-name="P9"/>
      <text:h text:style-name="Heading_20_3" text:outline-level="3">Table batiment_batiment</text:h>
      <text:p text:style-name="P10">INSERT INTO batiment_batiment(nom,cp,rue,ville,projet_id) VALUES('Batiment_test',2800,'Rue des Lilas 15','Dritchino',1);</text:p>
      <text:p text:style-name="P10"/>
      <text:p text:style-name="P10"/>
      <text:h text:style-name="Heading_20_2" text:outline-level="2">Systeme</text:h>
      <text:p text:style-name="P10"/>
      <text:h text:style-name="Heading_20_3" text:outline-level="3">Table systeme_systemetype</text:h>
      <text:p text:style-name="P14">INSERT INTO systeme_systeme<text:span text:style-name="T1">type</text:span>(nom, <text:span text:style-name="T1">prodouemis</text:span>)<text:span text:style-name="T2"> </text:span>VALUES('Pompe à chaleur',<text:span text:style-name="T1">'Production'</text:span>);</text:p>
      <text:p text:style-name="P14">INSERT INTO systeme_systeme<text:span text:style-name="T1">type</text:span>(nom, <text:span text:style-name="T1">prodouemis</text:span>) VALUES('Chauffage au sol ','<text:span text:style-name="T1">Emission</text:span>'<text:span text:style-name="T2">);</text:span></text:p>
      <text:p text:style-name="P14">INSERT INTO systeme_systeme<text:span text:style-name="T1">type</text:span>(nom, <text:span text:style-name="T1">prodouemis</text:span>) VALUES('Mazout','<text:span text:style-name="T1">Production</text:span>');</text:p>
      <text:p text:style-name="P15"/>
      <text:h text:style-name="Heading_20_3" text:outline-level="3">Table <text:span text:style-name="T9"><text:s/></text:span><text:span text:style-name="T8">systeme_systemegroupe</text:span></text:h>
      <text:p text:style-name="P19" loext:marker-style-name="T6"><text:span text:style-name="T6"/></text:p>
      <text:p text:style-name="P16" loext:marker-style-name="T6"><text:span text:style-name="T5">INSERT INTO systeme_systemegroupe(nom)Values('Appareils');</text:span></text:p>
      <text:p text:style-name="P16" loext:marker-style-name="T6"><text:span text:style-name="T5">INSERT INTO systeme_systemegroupe(nom)Values('Conduites/Calorifugeage');</text:span></text:p>
      <text:p text:style-name="P16" loext:marker-style-name="T6"><text:span text:style-name="T5">INSERT INTO systeme_systemegroupe(nom)Values('Robinetterie');</text:span></text:p>
      <text:p text:style-name="P16" loext:marker-style-name="T6"><text:span text:style-name="T5">INSERT INTO systeme_systemegroupe(nom)Values('Régulation');</text:span></text:p>
      <text:p text:style-name="P16" loext:marker-style-name="T6"><text:span text:style-name="T5">INSERT INTO systeme_systemegroupe(nom)Values('Montage - Démontage - Adaptation');</text:span></text:p>
      <text:p text:style-name="P5"/>
      <text:h text:style-name="Heading_20_2" text:outline-level="2">Equipement</text:h>
      <text:h text:style-name="Heading_20_3" text:outline-level="3">Table equipement_equipement</text:h>
      <text:p text:style-name="P23">INSERT INTO equipement_equipement(groupe,sous_groupe,nom)) VALUES ('Appareil','Chauffe-eau','Chauffe-eau SYN2000V6 C5B 2000');</text:p>
      <text:p text:style-name="P23">INSERT INTO equipement_equipement(groupe,sous_groupe,nom)) VALUES ('Appareil','Collecteur','Collecteur 2 groupes DN 50/DN 80 + Primaires DN 100');</text:p>
      <text:p text:style-name="P23">INSERT INTO equipement_equipement(groupe,sous_groupe,nom)) VALUES ('Conduites','Tuyau','Tuyau 3/8"');</text:p>
      <text:p text:style-name="P23">INSERT INTO equipement_equipement(groupe,sous_groupe,nom)) VALUES ('Conduites','Tuyau','Tuyau 1/2"');</text:p>
      <text:p text:style-name="P23">INSERT INTO equipement_equipement(groupe,sous_groupe,nom)) VALUES ('Conduites','Tuyau','Tuyau 3/4"');</text:p>
      <text:p text:style-name="P23">INSERT INTO equipement_equipement(groupe,sous_groupe,nom)) VALUES ('Régulation','Moteur','Moteur NV24A-MOD');</text:p>
      <text:p text:style-name="P23">INSERT INTO equipement_equipement(groupe,sous_groupe,nom)) VALUES ('Régulation','Moteur','Moteur CQ24A-MPL');</text:p>
      <text:p text:style-name="P23">INSERT INTO equipement_equipement(groupe,sous_groupe,nom)) VALUES ('Régulation','Moteur','Moteur NV24A-MOD');</text:p>
      <text:p text:style-name="P23">INSERT INTO equipement_equipement(groupe,sous_groupe,nom)) VALUES ('Robinetterie','Bouteille','Bouteille DN 100');</text:p>
      <text:p text:style-name="P23">INSERT INTO equipement_equipement(groupe,sous_groupe,nom)) VALUES ('Robinetterie','Bouteille','Bouteille DN 80');</text:p>
      <text:p text:style-name="P23">INSERT INTO equipement_equipement(groupe,sous_groupe,nom)) VALUES ('Robinetterie','Bouteille','Bouteille DN 65');</text:p>
      <text:p text:style-name="P24"/>
      <text:p text:style-name="Text_20_body"/>
      <text:h text:style-name="Heading_20_3" text:outline-level="3">Table equipement_groupe et equipement_sous_groupe</text:h>
      <text:p text:style-name="P11" loext:marker-style-name="T3"><text:span text:style-name="T3">Groupes</text:span></text:p>
      <text:p text:style-name="P17" loext:marker-style-name="T3"><text:span text:style-name="T3">INSERT INTO equipement_groupe(nom)VALUES('Appareils');</text:span></text:p>
      <text:p text:style-name="P17" loext:marker-style-name="T3"><text:span text:style-name="T3">INSERT INTO equipement_groupe(nom)VALUES('Conduites/Calorifugeage');</text:span></text:p>
      <text:p text:style-name="P17" loext:marker-style-name="T3"><text:span text:style-name="T3">INSERT INTO equipement_groupe(nom)VALUES('Robinetterie');</text:span></text:p>
      <text:p text:style-name="P17" loext:marker-style-name="T3"><text:span text:style-name="T3">INSERT INTO equipement_groupe(nom)VALUES('Régulation');</text:span></text:p>
      <text:p text:style-name="P17" loext:marker-style-name="T3"><text:span text:style-name="T3">INSERT INTO equipement_groupe(nom)VALUES('Montage - Démontage - Adaptation');</text:span></text:p>
      <text:p text:style-name="P17" loext:marker-style-name="T3"><text:span text:style-name="T3"/></text:p>
      <text:p text:style-name="P17" loext:marker-style-name="T3"><text:soft-page-break/><text:span text:style-name="T3"/></text:p>
      <text:p text:style-name="P13" loext:marker-style-name="T3"><text:span text:style-name="T3"/></text:p>
      <text:p text:style-name="P12" loext:marker-style-name="T3"><text:span text:style-name="T3">Sous-groupes</text:span></text:p>
      <text:p text:style-name="P18" loext:marker-style-name="T3"><text:span text:style-name="T3">INSERT INTO equipement_sous_groupe(nom)VALUES('Chauffe-eau');</text:span></text:p>
      <text:p text:style-name="P18" loext:marker-style-name="T3"><text:span text:style-name="T3">INSERT INTO equipement_sous_groupe(nom)VALUES('Collecteur');</text:span></text:p>
      <text:p text:style-name="P18" loext:marker-style-name="T3"><text:span text:style-name="T3">INSERT INTO equipement_sous_groupe(nom)VALUES('Compteur de chaleur');</text:span></text:p>
      <text:p text:style-name="P18" loext:marker-style-name="T3"><text:span text:style-name="T3">INSERT INTO equipement_sous_groupe(nom)VALUES('Echangeur');</text:span></text:p>
      <text:p text:style-name="P18" loext:marker-style-name="T3"><text:span text:style-name="T3">INSERT INTO equipement_sous_groupe(nom)VALUES('Expansion');</text:span></text:p>
      <text:p text:style-name="P18" loext:marker-style-name="T3"><text:span text:style-name="T3">INSERT INTO equipement_sous_groupe(nom)VALUES('Pompe de circulation');</text:span></text:p>
      <text:p text:style-name="P18" loext:marker-style-name="T3"><text:span text:style-name="T3">INSERT INTO equipement_sous_groupe(nom)VALUES('Tuyau');</text:span></text:p>
      <text:p text:style-name="P18" loext:marker-style-name="T3"><text:span text:style-name="T3">INSERT INTO equipement_sous_groupe(nom)VALUES('Moteur');</text:span></text:p>
      <text:p text:style-name="P18" loext:marker-style-name="T3"><text:span text:style-name="T3">INSERT INTO equipement_sous_groupe(nom)VALUES('Vanne 2 voies');</text:span></text:p>
      <text:p text:style-name="P18" loext:marker-style-name="T3"><text:span text:style-name="T3">INSERT INTO equipement_sous_groupe(nom)VALUES('Vanne 3 voies');</text:span></text:p>
      <text:p text:style-name="P18" loext:marker-style-name="T3"><text:span text:style-name="T3">INSERT INTO equipement_sous_groupe(nom)VALUES('Bouteille');</text:span></text:p>
      <text:p text:style-name="P18" loext:marker-style-name="T3"><text:span text:style-name="T3">INSERT INTO equipement_sous_groupe(nom)VALUES('Différentiel de pression');</text:span></text:p>
      <text:p text:style-name="P18" loext:marker-style-name="T3"><text:span text:style-name="T3">INSERT INTO equipement_sous_groupe(nom)VALUES('Filtre');</text:span></text:p>
      <text:p text:style-name="P18" loext:marker-style-name="T3"><text:span text:style-name="T3">INSERT INTO equipement_sous_groupe(nom)VALUES('Soup. Décharge');</text:span></text:p>
      <text:p text:style-name="P18" loext:marker-style-name="T3"><text:span text:style-name="T3">INSERT INTO equipement_sous_groupe(nom)VALUES('Soup. Sécurité');</text:span></text:p>
      <text:p text:style-name="P18" loext:marker-style-name="T3"><text:span text:style-name="T3">INSERT INTO equipement_sous_groupe(nom)VALUES('Soupape Réglage débit');</text:span></text:p>
      <text:p text:style-name="P18" loext:marker-style-name="T3"><text:span text:style-name="T3">INSERT INTO equipement_sous_groupe(nom)VALUES('Vanne d’arret');</text:span></text:p>
      <text:p text:style-name="P18" loext:marker-style-name="T3"><text:span text:style-name="T3">INSERT INTO equipement_sous_groupe(nom)VALUES('bouteille');</text:span></text:p>
      <text:p text:style-name="P18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h text:style-name="P2" text:outline-level="2"><text:span text:style-name="T4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1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08:10:15.654054109</meta:creation-date>
    <dc:date>2026-03-31T08:33:26.060846620</dc:date>
    <meta:editing-duration>PT23M6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3" meta:paragraph-count="112" meta:word-count="606" meta:character-count="7846" meta:non-whitespace-character-count="7351"/>
  </office:meta>
</office:document-meta>
</file>